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Surveillance</text:h>
      <text:p text:style-name="First_20_paragraph">Surveillance is the monitoring of people?s behaviour, activities, or other patterns for the purpose of harming, influencing, managing, directing, or protecting them.</text:p>
      <text:p text:style-name="Text_20_body"><text:span text:style-name="T1">Why</text:span><text:span text:style-name="T2"> </text:span><text:span text:style-name="T3">might</text:span><text:span text:style-name="T4"> </text:span><text:span text:style-name="T5">people</text:span><text:span text:style-name="T6"> </text:span><text:span text:style-name="T7">be</text:span><text:span text:style-name="T8"> </text:span><text:span text:style-name="T9">interested</text:span><text:span text:style-name="T10"> </text:span><text:span text:style-name="T11">in</text:span><text:span text:style-name="T12"> </text:span><text:span text:style-name="T13">keeping</text:span><text:span text:style-name="T14"> </text:span><text:span text:style-name="T15">you</text:span><text:span text:style-name="T16"> </text:span><text:span text:style-name="T17">under</text:span><text:span text:style-name="T18"> </text:span><text:span text:style-name="T19">physical</text:span><text:span text:style-name="T20"> </text:span><text:span text:style-name="T21">surveillance?</text:span></text:p>
      <text:list text:style-name="L1">
        <text:list-item>
          <text:p text:style-name="P1">Break-in/ theft of sensitive materials</text:p>
        </text:list-item>
        <text:list-item>
          <text:p text:style-name="P1">Arrest</text:p>
        </text:list-item>
        <text:list-item>
          <text:p text:style-name="P1">Monitor who is coming and going from the office</text:p>
        </text:list-item>
        <text:list-item>
          <text:p text:style-name="P1">Intimidation</text:p>
        </text:list-item>
        <text:list-item>
          <text:p text:style-name="P1">Physical attack on staff</text:p>
        </text:list-item>
      </text:list>
      <text:p text:style-name="First_20_paragraph"><text:span text:style-name="T22">Who</text:span><text:span text:style-name="T23"> </text:span><text:span text:style-name="T24">might</text:span><text:span text:style-name="T25"> </text:span><text:span text:style-name="T26">be</text:span><text:span text:style-name="T27"> </text:span><text:span text:style-name="T28">interested</text:span><text:span text:style-name="T29"> </text:span><text:span text:style-name="T30">in</text:span><text:span text:style-name="T31"> </text:span><text:span text:style-name="T32">keeping</text:span><text:span text:style-name="T33"> </text:span><text:span text:style-name="T34">you</text:span><text:span text:style-name="T35"> </text:span><text:span text:style-name="T36">under</text:span><text:span text:style-name="T37"> </text:span><text:span text:style-name="T38">surveillance?</text:span></text:p>
      <text:list text:style-name="L2">
        <text:list-item>
          <text:p text:style-name="P2">Authorities of the country in which the regional office is located (police, intelligence, military)</text:p>
        </text:list-item>
        <text:list-item>
          <text:p text:style-name="P2">External security agencies of other countries in the region</text:p>
        </text:list-item>
        <text:list-item>
          <text:p text:style-name="P2">Criminals</text:p>
        </text:list-item>
        <text:list-item>
          <text:p text:style-name="P2">Terrorists</text:p>
        </text:list-item>
        <text:list-item>
          <text:p text:style-name="P2">Private contractors</text:p>
        </text:list-item>
        <text:list-item>
          <text:p text:style-name="P2">Embassy officials of ?friendly? countries</text:p>
        </text:list-item>
        <text:list-item>
          <text:p text:style-name="P2">Individuals (may be disgruntled with the organisat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